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2BE507EB6CD907664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729fcf" draw:textarea-horizontal-align="justify" draw:textarea-vertical-align="middle" draw:auto-grow-height="false" fo:min-height="15.75cm" fo:min-width="28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color="#ffffff" draw:fill="none"/>
    </style:style>
    <style:style style:name="pr1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title">
      <style:graphic-properties fo:min-height="2.413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custom-shape draw:style-name="gr1" draw:text-style-name="P1" draw:layer="layout" svg:width="28.5cm" svg:height="16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2cm" svg:x="0.296cm" svg:y="0.605cm" presentation:class="title" presentation:user-transformed="true">
          <draw:text-box>
            <text:p>Summarize </text:p>
          </draw:text-box>
        </draw:frame>
        <draw:frame draw:style-name="gr3" draw:text-style-name="P4" draw:layer="layout" svg:width="4.5cm" svg:height="1.645cm" svg:x="22.5cm" svg:y="0.982cm" presentation:class="graphic" presentation:user-transformed="true">
          <draw:image xlink:href="Pictures/1000000100000780000002BE507EB6CD9076640C.png" xlink:type="simple" xlink:show="embed" xlink:actuate="onLoad" draw:mime-type="image/png">
            <text:p/>
          </draw:image>
        </draw:frame>
        <draw:line draw:style-name="gr4" draw:text-style-name="P5" draw:layer="layout" svg:x1="5.789cm" svg:y1="2.683cm" svg:x2="23.789cm" svg:y2="2.57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5T14:28:06.703266644</meta:creation-date>
    <meta:editing-duration>PT2M55S</meta:editing-duration>
    <meta:editing-cycles>2</meta:editing-cycles>
    <meta:generator>LibreOffice/7.3.7.2$Linux_X86_64 LibreOffice_project/30$Build-2</meta:generator>
    <dc:title>Midnightblue</dc:title>
    <dc:date>2024-11-15T14:30:54.593981348</dc:date>
    <meta:document-statistic meta:object-count="61"/>
  </office:meta>
</office:document-meta>
</file>